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ed718" officeooo:paragraph-rsid="005ed71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677" officeooo:paragraph-rsid="0049d67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5f2066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2066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2066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5b5d" officeooo:paragraph-rsid="00645b5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47cbd" officeooo:paragraph-rsid="00647cb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4a656" officeooo:paragraph-rsid="00645b5d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45b5d" officeooo:paragraph-rsid="00645b5d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49d6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5d57c9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f206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63b3ed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49d677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49d677" style:font-size-asian="12pt" style:font-weight-asian="normal" style:font-size-complex="12pt" style:font-weight-complex="normal"/>
    </style:style>
    <style:style style:name="T1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10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E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5">5</text:span><text:span text:style-name="T6">0</text:span><text:span text:style-name="T7">4</text:span><text:span text:style-name="T2"> - </text:span><text:span text:style-name="T3">A/G </text:span><text:span text:style-name="T4">- </text:span><text:span text:style-name="T7">AGM-45 Shrike</text:span></text:p>
      <text:p text:style-name="P7"/>
      <text:p text:style-name="P8">Fence In:</text:p>
      <text:list text:style-name="L2">
        <text:list-item>
          <text:p text:style-name="P11"><text:span text:style-name="T8">Master Arm</text:span><text:span text:style-name="T9"> ... </text:span><text:span text:style-name="T8">ON</text:span></text:p>
        </text:list-item>
      </text:list>
      <text:p text:style-name="P2"/>
      <text:p text:style-name="P1">AGM-45 Shrike</text:p>
      <text:list text:style-name="L1">
        <text:list-item>
          <text:p text:style-name="P6"><text:span text:style-name="T1">Weapon Function Selector</text:span> knob ... <text:span text:style-name="T1">BOMBS &amp; GM ARM</text:span></text:p>
        </text:list-item>
        <text:list-item>
          <text:p text:style-name="P6"><text:span text:style-name="T1">Station Selector</text:span> switches ... <text:span text:style-name="T1">READY</text:span> for stations with AGM-45 Shrikes</text:p>
          <text:list>
            <text:list-item>
              <text:p text:style-name="P6">You should hear a Shrike tone, similar to a Sidewinder.</text:p>
            </text:list-item>
            <text:list-item>
              <text:p text:style-name="P9">Adjust volume with <text:span text:style-name="T1">Shrike/Sidewinder Volume</text:span> knob (instrument panel bottom center, inner knob)</text:p>
            </text:list-item>
          </text:list>
        </text:list-item>
        <text:list-item>
          <text:p text:style-name="P10"><text:span text:style-name="T1">AWRS</text:span> setup ... <text:span text:style-name="T1">STEP</text:span>, <text:span text:style-name="T1">SINGL</text:span></text:p>
        </text:list-item>
        <text:list-item>
          <text:p text:style-name="P10">Aim at target area. <text:s/>Shrike has a 3 deg seeker radius (~53 mils; gunsight markings are 10 mils, so just larger than the <text:span text:style-name="T1">middle circle</text:span> on the sight).</text:p>
        </text:list-item>
        <text:list-item>
          <text:p text:style-name="P10">When you get a high tone similar to a Sidewinder lock-on growl, seeker is locked.</text:p>
        </text:list-item>
        <text:list-item>
          <text:p text:style-name="P10">Press <text:span text:style-name="T1">Red Button</text:span> to fi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6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5T23:08:25.216000000</dc:date>
    <meta:editing-duration>PT21H12M52S</meta:editing-duration>
    <meta:editing-cycles>6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8" meta:word-count="135" meta:character-count="692" meta:non-whitespace-character-count="583"/>
  </office:meta>
</office:document-meta>
</file>